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trl + klepnutí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také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LibreOffice's Chart; další informace viz Kapitola 3, Vytváření grafů</text:p>
        </text:list-item>
      </text:list>
      <text:p text:style-name="P10">Použití grafiky v programu Calc je podobné jako v jiných komponentách LibreOffice. Podrobnější popis naleznete v <text:span text:style-name="Emphasis">Příručka Začínáme</text:span> nebo <text:span text:style-name="Emphasis">Průvodce kreslení</text:span> .</text:p>
      <text:list xml:id="list3516488200" text:style-name="Heading_20_Note">
        <text:list-item>
          <text:p text:style-name="Heading_20_Note">Poznámka</text:p>
        </text:list-item>
      </text:list>
      <text:p text:style-name="Text_20_Note">V LibreOffice,oba termíny <text:span text:style-name="Emphasis">grafika</text:span> a <text:span text:style-name="Emphasis">obrázky</text:span> odkazují na obrazové a kreslené objekty. Obrázky slov se často používají při odkazování na obrázky a jiné grafiky, které nejsou kreslené objekty.</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fika nebo obrázky (někdy nazývané obrazy v LibreOffice),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te upravit jejich vzájemné vodorovné či svislé zarovnání. Viz „ <text:bookmark-ref text:reference-format="text" text:ref-name="__RefHeading__41593724">Zarovnání obrázků</text:bookmark-ref> “ na stránce <text:bookmark-ref text:reference-format="page" text:ref-name="__RefHeading__41593724">12</text:bookmark-ref> .</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levé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